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2年 2 月 底" calcext:value-type="string" table:number-columns-spanned="13" table:number-rows-spanned="1">
            <text:p><text:s text:c="8"/>中 華 民 國 102年 2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28602" calcext:value-type="float">
            <text:p><text:s text:c="3"/>23,328,602</text:p>
          </table:table-cell>
          <table:table-cell table:style-name="ce17" office:value-type="float" office:value="988700" calcext:value-type="float">
            <text:p><text:s text:c="3"/>988,700</text:p>
          </table:table-cell>
          <table:table-cell table:style-name="ce29" office:value-type="float" office:value="4.24" calcext:value-type="float">
            <text:p><text:s text:c="3"/>4.24</text:p>
          </table:table-cell>
          <table:table-cell table:style-name="ce16" office:value-type="float" office:value="1402471" calcext:value-type="float">
            <text:p><text:s text:c="3"/>1,402,471</text:p>
          </table:table-cell>
          <table:table-cell table:style-name="ce29" office:value-type="float" office:value="6.01" calcext:value-type="float">
            <text:p><text:s text:c="3"/>6.01</text:p>
          </table:table-cell>
          <table:table-cell table:style-name="ce16" office:value-type="float" office:value="2549370" calcext:value-type="float">
            <text:p><text:s text:c="3"/>2,549,370</text:p>
          </table:table-cell>
          <table:table-cell table:style-name="ce29" office:value-type="float" office:value="10.93" calcext:value-type="float">
            <text:p><text:s text:c="3"/>10.93</text:p>
          </table:table-cell>
          <table:table-cell table:style-name="ce16" office:value-type="float" office:value="2852538" calcext:value-type="float">
            <text:p><text:s text:c="3"/>2,852,538</text:p>
          </table:table-cell>
          <table:table-cell table:style-name="ce29" office:value-type="float" office:value="12.23" calcext:value-type="float">
            <text:p><text:s text:c="3"/>12.23</text:p>
          </table:table-cell>
          <table:table-cell table:style-name="ce16" office:value-type="float" office:value="1817784" calcext:value-type="float">
            <text:p><text:s text:c="3"/>1,817,784</text:p>
          </table:table-cell>
          <table:table-cell table:style-name="ce29" office:value-type="float" office:value="7.79" calcext:value-type="float">
            <text:p><text:s text:c="3"/>7.79</text:p>
          </table:table-cell>
          <table:table-cell table:style-name="ce16" office:value-type="float" office:value="18314009" calcext:value-type="float">
            <text:p><text:s text:c="3"/>18,314,009</text:p>
          </table:table-cell>
          <table:table-cell table:style-name="ce29" office:value-type="float" office:value="78.5" calcext:value-type="float">
            <text:p><text:s text:c="3"/>78.50</text:p>
          </table:table-cell>
          <table:table-cell table:style-name="ce16" office:value-type="float" office:value="2616528" calcext:value-type="float">
            <text:p><text:s text:c="3"/>2,616,528</text:p>
          </table:table-cell>
          <table:table-cell table:style-name="ce53" office:value-type="float" office:value="11.22" calcext:value-type="float">
            <text:p><text:s text:c="3"/>11.2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42202" calcext:value-type="float">
            <text:p><text:s text:c="3"/>3,942,202</text:p>
          </table:table-cell>
          <table:table-cell table:style-name="ce17" office:value-type="float" office:value="163300" calcext:value-type="float">
            <text:p><text:s text:c="3"/>163,300</text:p>
          </table:table-cell>
          <table:table-cell table:style-name="ce29" office:value-type="float" office:value="4.14" calcext:value-type="float">
            <text:p><text:s text:c="3"/>4.14</text:p>
          </table:table-cell>
          <table:table-cell table:style-name="ce18" office:value-type="float" office:value="231991" calcext:value-type="float">
            <text:p><text:s text:c="3"/>231,991</text:p>
          </table:table-cell>
          <table:table-cell table:style-name="ce29" office:value-type="float" office:value="5.88" calcext:value-type="float">
            <text:p><text:s text:c="3"/>5.88</text:p>
          </table:table-cell>
          <table:table-cell table:style-name="ce18" office:value-type="float" office:value="416925" calcext:value-type="float">
            <text:p><text:s text:c="3"/>416,925</text:p>
          </table:table-cell>
          <table:table-cell table:style-name="ce29" office:value-type="float" office:value="10.58" calcext:value-type="float">
            <text:p><text:s text:c="3"/>10.58</text:p>
          </table:table-cell>
          <table:table-cell table:style-name="ce18" office:value-type="float" office:value="465014" calcext:value-type="float">
            <text:p><text:s text:c="3"/>465,014</text:p>
          </table:table-cell>
          <table:table-cell table:style-name="ce29" office:value-type="float" office:value="11.8" calcext:value-type="float">
            <text:p><text:s text:c="3"/>11.80</text:p>
          </table:table-cell>
          <table:table-cell table:style-name="ce39" office:value-type="float" office:value="293639" calcext:value-type="float">
            <text:p><text:s text:c="3"/>293,639</text:p>
          </table:table-cell>
          <table:table-cell table:style-name="ce29" office:value-type="float" office:value="7.45" calcext:value-type="float">
            <text:p><text:s text:c="3"/>7.45</text:p>
          </table:table-cell>
          <table:table-cell table:style-name="ce44" office:value-type="float" office:value="3122546" calcext:value-type="float">
            <text:p><text:s text:c="3"/>3,122,546</text:p>
          </table:table-cell>
          <table:table-cell table:style-name="ce29" office:value-type="float" office:value="79.21" calcext:value-type="float">
            <text:p><text:s text:c="3"/>79.21</text:p>
          </table:table-cell>
          <table:table-cell table:style-name="ce39" office:value-type="float" office:value="356781" calcext:value-type="float">
            <text:p><text:s text:c="3"/>356,781</text:p>
          </table:table-cell>
          <table:table-cell table:style-name="ce54" office:value-type="float" office:value="9.05" calcext:value-type="float">
            <text:p><text:s text:c="3"/>9.05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76128" calcext:value-type="float">
            <text:p><text:s text:c="3"/>2,676,128</text:p>
          </table:table-cell>
          <table:table-cell table:style-name="ce17" office:value-type="float" office:value="130953" calcext:value-type="float">
            <text:p><text:s text:c="3"/>130,953</text:p>
          </table:table-cell>
          <table:table-cell table:style-name="ce29" office:value-type="float" office:value="4.89" calcext:value-type="float">
            <text:p><text:s text:c="3"/>4.89</text:p>
          </table:table-cell>
          <table:table-cell table:style-name="ce18" office:value-type="float" office:value="176678" calcext:value-type="float">
            <text:p><text:s text:c="3"/>176,678</text:p>
          </table:table-cell>
          <table:table-cell table:style-name="ce29" office:value-type="float" office:value="6.6" calcext:value-type="float">
            <text:p><text:s text:c="3"/>6.60</text:p>
          </table:table-cell>
          <table:table-cell table:style-name="ce18" office:value-type="float" office:value="293598" calcext:value-type="float">
            <text:p><text:s text:c="3"/>293,598</text:p>
          </table:table-cell>
          <table:table-cell table:style-name="ce29" office:value-type="float" office:value="10.97" calcext:value-type="float">
            <text:p><text:s text:c="3"/>10.97</text:p>
          </table:table-cell>
          <table:table-cell table:style-name="ce18" office:value-type="float" office:value="325390" calcext:value-type="float">
            <text:p><text:s text:c="3"/>325,390</text:p>
          </table:table-cell>
          <table:table-cell table:style-name="ce29" office:value-type="float" office:value="12.16" calcext:value-type="float">
            <text:p><text:s text:c="3"/>12.16</text:p>
          </table:table-cell>
          <table:table-cell table:style-name="ce39" office:value-type="float" office:value="186766" calcext:value-type="float">
            <text:p><text:s text:c="3"/>186,766</text:p>
          </table:table-cell>
          <table:table-cell table:style-name="ce29" office:value-type="float" office:value="6.98" calcext:value-type="float">
            <text:p><text:s text:c="3"/>6.98</text:p>
          </table:table-cell>
          <table:table-cell table:style-name="ce44" office:value-type="float" office:value="2133352" calcext:value-type="float">
            <text:p><text:s text:c="3"/>2,133,352</text:p>
          </table:table-cell>
          <table:table-cell table:style-name="ce29" office:value-type="float" office:value="79.72" calcext:value-type="float">
            <text:p><text:s text:c="3"/>79.72</text:p>
          </table:table-cell>
          <table:table-cell table:style-name="ce39" office:value-type="float" office:value="351000" calcext:value-type="float">
            <text:p><text:s text:c="3"/>351,000</text:p>
          </table:table-cell>
          <table:table-cell table:style-name="ce54" office:value-type="float" office:value="13.12" calcext:value-type="float">
            <text:p><text:s text:c="3"/>13.1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88216" calcext:value-type="float">
            <text:p><text:s text:c="3"/>2,688,216</text:p>
          </table:table-cell>
          <table:table-cell table:style-name="ce17" office:value-type="float" office:value="122078" calcext:value-type="float">
            <text:p><text:s text:c="3"/>122,078</text:p>
          </table:table-cell>
          <table:table-cell table:style-name="ce29" office:value-type="float" office:value="4.54" calcext:value-type="float">
            <text:p><text:s text:c="3"/>4.54</text:p>
          </table:table-cell>
          <table:table-cell table:style-name="ce18" office:value-type="float" office:value="175171" calcext:value-type="float">
            <text:p><text:s text:c="3"/>175,171</text:p>
          </table:table-cell>
          <table:table-cell table:style-name="ce29" office:value-type="float" office:value="6.52" calcext:value-type="float">
            <text:p><text:s text:c="3"/>6.52</text:p>
          </table:table-cell>
          <table:table-cell table:style-name="ce18" office:value-type="float" office:value="320993" calcext:value-type="float">
            <text:p><text:s text:c="3"/>320,993</text:p>
          </table:table-cell>
          <table:table-cell table:style-name="ce29" office:value-type="float" office:value="11.94" calcext:value-type="float">
            <text:p><text:s text:c="3"/>11.94</text:p>
          </table:table-cell>
          <table:table-cell table:style-name="ce18" office:value-type="float" office:value="359805" calcext:value-type="float">
            <text:p><text:s text:c="3"/>359,805</text:p>
          </table:table-cell>
          <table:table-cell table:style-name="ce29" office:value-type="float" office:value="13.38" calcext:value-type="float">
            <text:p><text:s text:c="3"/>13.38</text:p>
          </table:table-cell>
          <table:table-cell table:style-name="ce39" office:value-type="float" office:value="232895" calcext:value-type="float">
            <text:p><text:s text:c="3"/>232,895</text:p>
          </table:table-cell>
          <table:table-cell table:style-name="ce29" office:value-type="float" office:value="8.66" calcext:value-type="float">
            <text:p><text:s text:c="3"/>8.66</text:p>
          </table:table-cell>
          <table:table-cell table:style-name="ce44" office:value-type="float" office:value="2053826" calcext:value-type="float">
            <text:p><text:s text:c="3"/>2,053,826</text:p>
          </table:table-cell>
          <table:table-cell table:style-name="ce29" office:value-type="float" office:value="76.4" calcext:value-type="float">
            <text:p><text:s text:c="3"/>76.40</text:p>
          </table:table-cell>
          <table:table-cell table:style-name="ce39" office:value-type="float" office:value="244919" calcext:value-type="float">
            <text:p><text:s text:c="3"/>244,919</text:p>
          </table:table-cell>
          <table:table-cell table:style-name="ce54" office:value-type="float" office:value="9.11" calcext:value-type="float">
            <text:p><text:s text:c="3"/>9.1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82118" calcext:value-type="float">
            <text:p><text:s text:c="3"/>1,882,118</text:p>
          </table:table-cell>
          <table:table-cell table:style-name="ce17" office:value-type="float" office:value="74633" calcext:value-type="float">
            <text:p><text:s text:c="3"/>74,633</text:p>
          </table:table-cell>
          <table:table-cell table:style-name="ce29" office:value-type="float" office:value="3.97" calcext:value-type="float">
            <text:p><text:s text:c="3"/>3.97</text:p>
          </table:table-cell>
          <table:table-cell table:style-name="ce18" office:value-type="float" office:value="105915" calcext:value-type="float">
            <text:p><text:s text:c="3"/>105,915</text:p>
          </table:table-cell>
          <table:table-cell table:style-name="ce29" office:value-type="float" office:value="5.63" calcext:value-type="float">
            <text:p><text:s text:c="3"/>5.63</text:p>
          </table:table-cell>
          <table:table-cell table:style-name="ce18" office:value-type="float" office:value="191808" calcext:value-type="float">
            <text:p><text:s text:c="3"/>191,808</text:p>
          </table:table-cell>
          <table:table-cell table:style-name="ce29" office:value-type="float" office:value="10.19" calcext:value-type="float">
            <text:p><text:s text:c="3"/>10.19</text:p>
          </table:table-cell>
          <table:table-cell table:style-name="ce18" office:value-type="float" office:value="215102" calcext:value-type="float">
            <text:p><text:s text:c="3"/>215,102</text:p>
          </table:table-cell>
          <table:table-cell table:style-name="ce29" office:value-type="float" office:value="11.43" calcext:value-type="float">
            <text:p><text:s text:c="3"/>11.43</text:p>
          </table:table-cell>
          <table:table-cell table:style-name="ce39" office:value-type="float" office:value="140402" calcext:value-type="float">
            <text:p><text:s text:c="3"/>140,402</text:p>
          </table:table-cell>
          <table:table-cell table:style-name="ce29" office:value-type="float" office:value="7.46" calcext:value-type="float">
            <text:p><text:s text:c="3"/>7.46</text:p>
          </table:table-cell>
          <table:table-cell table:style-name="ce44" office:value-type="float" office:value="1499020" calcext:value-type="float">
            <text:p><text:s text:c="3"/>1,499,020</text:p>
          </table:table-cell>
          <table:table-cell table:style-name="ce29" office:value-type="float" office:value="79.65" calcext:value-type="float">
            <text:p><text:s text:c="3"/>79.65</text:p>
          </table:table-cell>
          <table:table-cell table:style-name="ce39" office:value-type="float" office:value="224360" calcext:value-type="float">
            <text:p><text:s text:c="3"/>224,360</text:p>
          </table:table-cell>
          <table:table-cell table:style-name="ce54" office:value-type="float" office:value="11.92" calcext:value-type="float">
            <text:p><text:s text:c="3"/>11.9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9096" calcext:value-type="float">
            <text:p><text:s text:c="3"/>2,779,096</text:p>
          </table:table-cell>
          <table:table-cell table:style-name="ce17" office:value-type="float" office:value="107594" calcext:value-type="float">
            <text:p><text:s text:c="3"/>107,594</text:p>
          </table:table-cell>
          <table:table-cell table:style-name="ce29" office:value-type="float" office:value="3.87" calcext:value-type="float">
            <text:p><text:s text:c="3"/>3.87</text:p>
          </table:table-cell>
          <table:table-cell table:style-name="ce18" office:value-type="float" office:value="153730" calcext:value-type="float">
            <text:p><text:s text:c="3"/>153,730</text:p>
          </table:table-cell>
          <table:table-cell table:style-name="ce29" office:value-type="float" office:value="5.53" calcext:value-type="float">
            <text:p><text:s text:c="3"/>5.53</text:p>
          </table:table-cell>
          <table:table-cell table:style-name="ce18" office:value-type="float" office:value="281911" calcext:value-type="float">
            <text:p><text:s text:c="3"/>281,911</text:p>
          </table:table-cell>
          <table:table-cell table:style-name="ce29" office:value-type="float" office:value="10.14" calcext:value-type="float">
            <text:p><text:s text:c="3"/>10.14</text:p>
          </table:table-cell>
          <table:table-cell table:style-name="ce18" office:value-type="float" office:value="317057" calcext:value-type="float">
            <text:p><text:s text:c="3"/>317,057</text:p>
          </table:table-cell>
          <table:table-cell table:style-name="ce29" office:value-type="float" office:value="11.41" calcext:value-type="float">
            <text:p><text:s text:c="3"/>11.41</text:p>
          </table:table-cell>
          <table:table-cell table:style-name="ce39" office:value-type="float" office:value="209351" calcext:value-type="float">
            <text:p><text:s text:c="3"/>209,351</text:p>
          </table:table-cell>
          <table:table-cell table:style-name="ce29" office:value-type="float" office:value="7.53" calcext:value-type="float">
            <text:p><text:s text:c="3"/>7.53</text:p>
          </table:table-cell>
          <table:table-cell table:style-name="ce44" office:value-type="float" office:value="2212476" calcext:value-type="float">
            <text:p><text:s text:c="3"/>2,212,476</text:p>
          </table:table-cell>
          <table:table-cell table:style-name="ce29" office:value-type="float" office:value="79.61" calcext:value-type="float">
            <text:p><text:s text:c="3"/>79.61</text:p>
          </table:table-cell>
          <table:table-cell table:style-name="ce39" office:value-type="float" office:value="304693" calcext:value-type="float">
            <text:p><text:s text:c="3"/>304,693</text:p>
          </table:table-cell>
          <table:table-cell table:style-name="ce54" office:value-type="float" office:value="10.96" calcext:value-type="float">
            <text:p><text:s text:c="3"/>10.96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35139" calcext:value-type="float">
            <text:p><text:s text:c="3"/>9,235,139</text:p>
          </table:table-cell>
          <table:table-cell table:style-name="ce18" office:value-type="float" office:value="383992" calcext:value-type="float">
            <text:p><text:s text:c="3"/>383,992</text:p>
          </table:table-cell>
          <table:table-cell table:style-name="ce29" office:value-type="float" office:value="4.16" calcext:value-type="float">
            <text:p><text:s text:c="3"/>4.16</text:p>
          </table:table-cell>
          <table:table-cell table:style-name="ce18" office:value-type="float" office:value="551116" calcext:value-type="float">
            <text:p><text:s text:c="3"/>551,116</text:p>
          </table:table-cell>
          <table:table-cell table:style-name="ce29" office:value-type="float" office:value="5.97" calcext:value-type="float">
            <text:p><text:s text:c="3"/>5.97</text:p>
          </table:table-cell>
          <table:table-cell table:style-name="ce18" office:value-type="float" office:value="1032120" calcext:value-type="float">
            <text:p><text:s text:c="3"/>1,032,120</text:p>
          </table:table-cell>
          <table:table-cell table:style-name="ce29" office:value-type="float" office:value="11.18" calcext:value-type="float">
            <text:p><text:s text:c="3"/>11.18</text:p>
          </table:table-cell>
          <table:table-cell table:style-name="ce18" office:value-type="float" office:value="1157133" calcext:value-type="float">
            <text:p><text:s text:c="3"/>1,157,133</text:p>
          </table:table-cell>
          <table:table-cell table:style-name="ce29" office:value-type="float" office:value="12.53" calcext:value-type="float">
            <text:p><text:s text:c="3"/>12.53</text:p>
          </table:table-cell>
          <table:table-cell table:style-name="ce39" office:value-type="float" office:value="747793" calcext:value-type="float">
            <text:p><text:s text:c="3"/>747,793</text:p>
          </table:table-cell>
          <table:table-cell table:style-name="ce29" office:value-type="float" office:value="8.1" calcext:value-type="float">
            <text:p><text:s text:c="3"/>8.10</text:p>
          </table:table-cell>
          <table:table-cell table:style-name="ce44" office:value-type="float" office:value="7190129" calcext:value-type="float">
            <text:p><text:s text:c="3"/>7,190,129</text:p>
          </table:table-cell>
          <table:table-cell table:style-name="ce29" office:value-type="float" office:value="77.86" calcext:value-type="float">
            <text:p><text:s text:c="3"/>77.86</text:p>
          </table:table-cell>
          <table:table-cell table:style-name="ce39" office:value-type="float" office:value="1120676" calcext:value-type="float">
            <text:p><text:s text:c="3"/>1,120,676</text:p>
          </table:table-cell>
          <table:table-cell table:style-name="ce54" office:value-type="float" office:value="12.13" calcext:value-type="float">
            <text:p><text:s text:c="3"/>12.13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599" calcext:value-type="float">
            <text:p><text:s text:c="3"/>458,599</text:p>
          </table:table-cell>
          <table:table-cell table:style-name="ce19" office:value-type="float" office:value="17413" calcext:value-type="float">
            <text:p><text:s text:c="3"/>17,413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24814" calcext:value-type="float">
            <text:p><text:s text:c="3"/>24,814</text:p>
          </table:table-cell>
          <table:table-cell table:style-name="ce30" office:value-type="float" office:value="5.41" calcext:value-type="float">
            <text:p><text:s text:c="3"/>5.41</text:p>
          </table:table-cell>
          <table:table-cell table:style-name="ce19" office:value-type="float" office:value="46879" calcext:value-type="float">
            <text:p><text:s text:c="3"/>46,879</text:p>
          </table:table-cell>
          <table:table-cell table:style-name="ce30" office:value-type="float" office:value="10.22" calcext:value-type="float">
            <text:p><text:s text:c="3"/>10.22</text:p>
          </table:table-cell>
          <table:table-cell table:style-name="ce19" office:value-type="float" office:value="52694" calcext:value-type="float">
            <text:p><text:s text:c="3"/>52,694</text:p>
          </table:table-cell>
          <table:table-cell table:style-name="ce30" office:value-type="float" office:value="11.49" calcext:value-type="float">
            <text:p><text:s text:c="3"/>11.49</text:p>
          </table:table-cell>
          <table:table-cell table:style-name="ce40" office:value-type="float" office:value="36821" calcext:value-type="float">
            <text:p><text:s text:c="3"/>36,821</text:p>
          </table:table-cell>
          <table:table-cell table:style-name="ce30" office:value-type="float" office:value="8.03" calcext:value-type="float">
            <text:p><text:s text:c="3"/>8.03</text:p>
          </table:table-cell>
          <table:table-cell table:style-name="ce45" office:value-type="float" office:value="361260" calcext:value-type="float">
            <text:p><text:s text:c="3"/>361,260</text:p>
          </table:table-cell>
          <table:table-cell table:style-name="ce30" office:value-type="float" office:value="78.77" calcext:value-type="float">
            <text:p><text:s text:c="3"/>78.77</text:p>
          </table:table-cell>
          <table:table-cell table:style-name="ce40" office:value-type="float" office:value="61326" calcext:value-type="float">
            <text:p><text:s text:c="3"/>61,326</text:p>
          </table:table-cell>
          <table:table-cell table:style-name="ce55" office:value-type="float" office:value="13.37" calcext:value-type="float">
            <text:p><text:s text:c="3"/>13.3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32848" calcext:value-type="float">
            <text:p><text:s text:c="3"/>2,032,848</text:p>
          </table:table-cell>
          <table:table-cell table:style-name="ce19" office:value-type="float" office:value="92892" calcext:value-type="float">
            <text:p><text:s text:c="3"/>92,892</text:p>
          </table:table-cell>
          <table:table-cell table:style-name="ce30" office:value-type="float" office:value="4.57" calcext:value-type="float">
            <text:p><text:s text:c="3"/>4.57</text:p>
          </table:table-cell>
          <table:table-cell table:style-name="ce19" office:value-type="float" office:value="135385" calcext:value-type="float">
            <text:p><text:s text:c="3"/>135,385</text:p>
          </table:table-cell>
          <table:table-cell table:style-name="ce30" office:value-type="float" office:value="6.66" calcext:value-type="float">
            <text:p><text:s text:c="3"/>6.66</text:p>
          </table:table-cell>
          <table:table-cell table:style-name="ce19" office:value-type="float" office:value="254206" calcext:value-type="float">
            <text:p><text:s text:c="3"/>254,206</text:p>
          </table:table-cell>
          <table:table-cell table:style-name="ce30" office:value-type="float" office:value="12.5" calcext:value-type="float">
            <text:p><text:s text:c="3"/>12.50</text:p>
          </table:table-cell>
          <table:table-cell table:style-name="ce19" office:value-type="float" office:value="285032" calcext:value-type="float">
            <text:p><text:s text:c="3"/>285,032</text:p>
          </table:table-cell>
          <table:table-cell table:style-name="ce30" office:value-type="float" office:value="14.02" calcext:value-type="float">
            <text:p><text:s text:c="3"/>14.02</text:p>
          </table:table-cell>
          <table:table-cell table:style-name="ce40" office:value-type="float" office:value="179997" calcext:value-type="float">
            <text:p><text:s text:c="3"/>179,997</text:p>
          </table:table-cell>
          <table:table-cell table:style-name="ce30" office:value-type="float" office:value="8.85" calcext:value-type="float">
            <text:p><text:s text:c="3"/>8.85</text:p>
          </table:table-cell>
          <table:table-cell table:style-name="ce45" office:value-type="float" office:value="1537083" calcext:value-type="float">
            <text:p><text:s text:c="3"/>1,537,083</text:p>
          </table:table-cell>
          <table:table-cell table:style-name="ce30" office:value-type="float" office:value="75.61" calcext:value-type="float">
            <text:p><text:s text:c="3"/>75.61</text:p>
          </table:table-cell>
          <table:table-cell table:style-name="ce40" office:value-type="float" office:value="175481" calcext:value-type="float">
            <text:p><text:s text:c="3"/>175,481</text:p>
          </table:table-cell>
          <table:table-cell table:style-name="ce55" office:value-type="float" office:value="8.63" calcext:value-type="float">
            <text:p><text:s text:c="3"/>8.6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4920" calcext:value-type="float">
            <text:p><text:s text:c="3"/>524,920</text:p>
          </table:table-cell>
          <table:table-cell table:style-name="ce19" office:value-type="float" office:value="29018" calcext:value-type="float">
            <text:p><text:s text:c="3"/>29,018</text:p>
          </table:table-cell>
          <table:table-cell table:style-name="ce30" office:value-type="float" office:value="5.53" calcext:value-type="float">
            <text:p><text:s text:c="3"/>5.53</text:p>
          </table:table-cell>
          <table:table-cell table:style-name="ce19" office:value-type="float" office:value="41371" calcext:value-type="float">
            <text:p><text:s text:c="3"/>41,371</text:p>
          </table:table-cell>
          <table:table-cell table:style-name="ce30" office:value-type="float" office:value="7.88" calcext:value-type="float">
            <text:p><text:s text:c="3"/>7.88</text:p>
          </table:table-cell>
          <table:table-cell table:style-name="ce19" office:value-type="float" office:value="72772" calcext:value-type="float">
            <text:p><text:s text:c="3"/>72,772</text:p>
          </table:table-cell>
          <table:table-cell table:style-name="ce30" office:value-type="float" office:value="13.86" calcext:value-type="float">
            <text:p><text:s text:c="3"/>13.86</text:p>
          </table:table-cell>
          <table:table-cell table:style-name="ce19" office:value-type="float" office:value="80321" calcext:value-type="float">
            <text:p><text:s text:c="3"/>80,321</text:p>
          </table:table-cell>
          <table:table-cell table:style-name="ce30" office:value-type="float" office:value="15.3" calcext:value-type="float">
            <text:p><text:s text:c="3"/>15.30</text:p>
          </table:table-cell>
          <table:table-cell table:style-name="ce40" office:value-type="float" office:value="43947" calcext:value-type="float">
            <text:p><text:s text:c="3"/>43,947</text:p>
          </table:table-cell>
          <table:table-cell table:style-name="ce30" office:value-type="float" office:value="8.37" calcext:value-type="float">
            <text:p><text:s text:c="3"/>8.37</text:p>
          </table:table-cell>
          <table:table-cell table:style-name="ce45" office:value-type="float" office:value="392863" calcext:value-type="float">
            <text:p><text:s text:c="3"/>392,863</text:p>
          </table:table-cell>
          <table:table-cell table:style-name="ce30" office:value-type="float" office:value="74.84" calcext:value-type="float">
            <text:p><text:s text:c="3"/>74.84</text:p>
          </table:table-cell>
          <table:table-cell table:style-name="ce40" office:value-type="float" office:value="58065" calcext:value-type="float">
            <text:p><text:s text:c="3"/>58,065</text:p>
          </table:table-cell>
          <table:table-cell table:style-name="ce55" office:value-type="float" office:value="11.06" calcext:value-type="float">
            <text:p><text:s text:c="3"/>11.0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4343" calcext:value-type="float">
            <text:p><text:s text:c="3"/>564,343</text:p>
          </table:table-cell>
          <table:table-cell table:style-name="ce19" office:value-type="float" office:value="24982" calcext:value-type="float">
            <text:p><text:s text:c="3"/>24,982</text:p>
          </table:table-cell>
          <table:table-cell table:style-name="ce30" office:value-type="float" office:value="4.43" calcext:value-type="float">
            <text:p><text:s text:c="3"/>4.43</text:p>
          </table:table-cell>
          <table:table-cell table:style-name="ce19" office:value-type="float" office:value="35078" calcext:value-type="float">
            <text:p><text:s text:c="3"/>35,078</text:p>
          </table:table-cell>
          <table:table-cell table:style-name="ce30" office:value-type="float" office:value="6.22" calcext:value-type="float">
            <text:p><text:s text:c="3"/>6.22</text:p>
          </table:table-cell>
          <table:table-cell table:style-name="ce19" office:value-type="float" office:value="63784" calcext:value-type="float">
            <text:p><text:s text:c="3"/>63,784</text:p>
          </table:table-cell>
          <table:table-cell table:style-name="ce30" office:value-type="float" office:value="11.3" calcext:value-type="float">
            <text:p><text:s text:c="3"/>11.30</text:p>
          </table:table-cell>
          <table:table-cell table:style-name="ce19" office:value-type="float" office:value="70787" calcext:value-type="float">
            <text:p><text:s text:c="3"/>70,787</text:p>
          </table:table-cell>
          <table:table-cell table:style-name="ce30" office:value-type="float" office:value="12.54" calcext:value-type="float">
            <text:p><text:s text:c="3"/>12.54</text:p>
          </table:table-cell>
          <table:table-cell table:style-name="ce40" office:value-type="float" office:value="43035" calcext:value-type="float">
            <text:p><text:s text:c="3"/>43,035</text:p>
          </table:table-cell>
          <table:table-cell table:style-name="ce30" office:value-type="float" office:value="7.63" calcext:value-type="float">
            <text:p><text:s text:c="3"/>7.63</text:p>
          </table:table-cell>
          <table:table-cell table:style-name="ce45" office:value-type="float" office:value="441312" calcext:value-type="float">
            <text:p><text:s text:c="3"/>441,312</text:p>
          </table:table-cell>
          <table:table-cell table:style-name="ce30" office:value-type="float" office:value="78.2" calcext:value-type="float">
            <text:p><text:s text:c="3"/>78.20</text:p>
          </table:table-cell>
          <table:table-cell table:style-name="ce40" office:value-type="float" office:value="76595" calcext:value-type="float">
            <text:p><text:s text:c="3"/>76,595</text:p>
          </table:table-cell>
          <table:table-cell table:style-name="ce55" office:value-type="float" office:value="13.57" calcext:value-type="float">
            <text:p><text:s text:c="3"/>13.57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299549" calcext:value-type="float">
            <text:p><text:s text:c="3"/>1,299,549</text:p>
          </table:table-cell>
          <table:table-cell table:style-name="ce19" office:value-type="float" office:value="56335" calcext:value-type="float">
            <text:p><text:s text:c="3"/>56,335</text:p>
          </table:table-cell>
          <table:table-cell table:style-name="ce30" office:value-type="float" office:value="4.33" calcext:value-type="float">
            <text:p><text:s text:c="3"/>4.33</text:p>
          </table:table-cell>
          <table:table-cell table:style-name="ce19" office:value-type="float" office:value="79287" calcext:value-type="float">
            <text:p><text:s text:c="3"/>79,287</text:p>
          </table:table-cell>
          <table:table-cell table:style-name="ce30" office:value-type="float" office:value="6.1" calcext:value-type="float">
            <text:p><text:s text:c="3"/>6.10</text:p>
          </table:table-cell>
          <table:table-cell table:style-name="ce19" office:value-type="float" office:value="147089" calcext:value-type="float">
            <text:p><text:s text:c="3"/>147,089</text:p>
          </table:table-cell>
          <table:table-cell table:style-name="ce30" office:value-type="float" office:value="11.32" calcext:value-type="float">
            <text:p><text:s text:c="3"/>11.32</text:p>
          </table:table-cell>
          <table:table-cell table:style-name="ce19" office:value-type="float" office:value="164607" calcext:value-type="float">
            <text:p><text:s text:c="3"/>164,607</text:p>
          </table:table-cell>
          <table:table-cell table:style-name="ce30" office:value-type="float" office:value="12.67" calcext:value-type="float">
            <text:p><text:s text:c="3"/>12.67</text:p>
          </table:table-cell>
          <table:table-cell table:style-name="ce40" office:value-type="float" office:value="104581" calcext:value-type="float">
            <text:p><text:s text:c="3"/>104,581</text:p>
          </table:table-cell>
          <table:table-cell table:style-name="ce30" office:value-type="float" office:value="8.05" calcext:value-type="float">
            <text:p><text:s text:c="3"/>8.05</text:p>
          </table:table-cell>
          <table:table-cell table:style-name="ce45" office:value-type="float" office:value="1011022" calcext:value-type="float">
            <text:p><text:s text:c="3"/>1,011,022</text:p>
          </table:table-cell>
          <table:table-cell table:style-name="ce30" office:value-type="float" office:value="77.8" calcext:value-type="float">
            <text:p><text:s text:c="3"/>77.80</text:p>
          </table:table-cell>
          <table:table-cell table:style-name="ce40" office:value-type="float" office:value="162803" calcext:value-type="float">
            <text:p><text:s text:c="3"/>162,803</text:p>
          </table:table-cell>
          <table:table-cell table:style-name="ce55" office:value-type="float" office:value="12.53" calcext:value-type="float">
            <text:p><text:s text:c="3"/>12.5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19921" calcext:value-type="float">
            <text:p><text:s text:c="3"/>519,921</text:p>
          </table:table-cell>
          <table:table-cell table:style-name="ce19" office:value-type="float" office:value="18268" calcext:value-type="float">
            <text:p><text:s text:c="3"/>18,268</text:p>
          </table:table-cell>
          <table:table-cell table:style-name="ce30" office:value-type="float" office:value="3.51" calcext:value-type="float">
            <text:p><text:s text:c="3"/>3.51</text:p>
          </table:table-cell>
          <table:table-cell table:style-name="ce19" office:value-type="float" office:value="26425" calcext:value-type="float">
            <text:p><text:s text:c="3"/>26,425</text:p>
          </table:table-cell>
          <table:table-cell table:style-name="ce30" office:value-type="float" office:value="5.08" calcext:value-type="float">
            <text:p><text:s text:c="3"/>5.08</text:p>
          </table:table-cell>
          <table:table-cell table:style-name="ce19" office:value-type="float" office:value="51241" calcext:value-type="float">
            <text:p><text:s text:c="3"/>51,241</text:p>
          </table:table-cell>
          <table:table-cell table:style-name="ce30" office:value-type="float" office:value="9.86" calcext:value-type="float">
            <text:p><text:s text:c="3"/>9.86</text:p>
          </table:table-cell>
          <table:table-cell table:style-name="ce19" office:value-type="float" office:value="57700" calcext:value-type="float">
            <text:p><text:s text:c="3"/>57,700</text:p>
          </table:table-cell>
          <table:table-cell table:style-name="ce30" office:value-type="float" office:value="11.1" calcext:value-type="float">
            <text:p><text:s text:c="3"/>11.10</text:p>
          </table:table-cell>
          <table:table-cell table:style-name="ce40" office:value-type="float" office:value="40314" calcext:value-type="float">
            <text:p><text:s text:c="3"/>40,314</text:p>
          </table:table-cell>
          <table:table-cell table:style-name="ce30" office:value-type="float" office:value="7.75" calcext:value-type="float">
            <text:p><text:s text:c="3"/>7.75</text:p>
          </table:table-cell>
          <table:table-cell table:style-name="ce45" office:value-type="float" office:value="413256" calcext:value-type="float">
            <text:p><text:s text:c="3"/>413,256</text:p>
          </table:table-cell>
          <table:table-cell table:style-name="ce30" office:value-type="float" office:value="79.48" calcext:value-type="float">
            <text:p><text:s text:c="3"/>79.48</text:p>
          </table:table-cell>
          <table:table-cell table:style-name="ce40" office:value-type="float" office:value="72771" calcext:value-type="float">
            <text:p><text:s text:c="3"/>72,771</text:p>
          </table:table-cell>
          <table:table-cell table:style-name="ce55" office:value-type="float" office:value="14" calcext:value-type="float">
            <text:p><text:s text:c="3"/>14.0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0574" calcext:value-type="float">
            <text:p><text:s text:c="3"/>710,574</text:p>
          </table:table-cell>
          <table:table-cell table:style-name="ce19" office:value-type="float" office:value="26882" calcext:value-type="float">
            <text:p><text:s text:c="3"/>26,882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38451" calcext:value-type="float">
            <text:p><text:s text:c="3"/>38,451</text:p>
          </table:table-cell>
          <table:table-cell table:style-name="ce30" office:value-type="float" office:value="5.41" calcext:value-type="float">
            <text:p><text:s text:c="3"/>5.41</text:p>
          </table:table-cell>
          <table:table-cell table:style-name="ce19" office:value-type="float" office:value="73481" calcext:value-type="float">
            <text:p><text:s text:c="3"/>73,481</text:p>
          </table:table-cell>
          <table:table-cell table:style-name="ce30" office:value-type="float" office:value="10.34" calcext:value-type="float">
            <text:p><text:s text:c="3"/>10.34</text:p>
          </table:table-cell>
          <table:table-cell table:style-name="ce19" office:value-type="float" office:value="82721" calcext:value-type="float">
            <text:p><text:s text:c="3"/>82,721</text:p>
          </table:table-cell>
          <table:table-cell table:style-name="ce30" office:value-type="float" office:value="11.64" calcext:value-type="float">
            <text:p><text:s text:c="3"/>11.64</text:p>
          </table:table-cell>
          <table:table-cell table:style-name="ce40" office:value-type="float" office:value="54249" calcext:value-type="float">
            <text:p><text:s text:c="3"/>54,249</text:p>
          </table:table-cell>
          <table:table-cell table:style-name="ce30" office:value-type="float" office:value="7.63" calcext:value-type="float">
            <text:p><text:s text:c="3"/>7.63</text:p>
          </table:table-cell>
          <table:table-cell table:style-name="ce45" office:value-type="float" office:value="564314" calcext:value-type="float">
            <text:p><text:s text:c="3"/>564,314</text:p>
          </table:table-cell>
          <table:table-cell table:style-name="ce30" office:value-type="float" office:value="79.42" calcext:value-type="float">
            <text:p><text:s text:c="3"/>79.42</text:p>
          </table:table-cell>
          <table:table-cell table:style-name="ce40" office:value-type="float" office:value="110407" calcext:value-type="float">
            <text:p><text:s text:c="3"/>110,407</text:p>
          </table:table-cell>
          <table:table-cell table:style-name="ce55" office:value-type="float" office:value="15.54" calcext:value-type="float">
            <text:p><text:s text:c="3"/>15.5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3106" calcext:value-type="float">
            <text:p><text:s text:c="3"/>533,106</text:p>
          </table:table-cell>
          <table:table-cell table:style-name="ce19" office:value-type="float" office:value="17612" calcext:value-type="float">
            <text:p><text:s text:c="3"/>17,612</text:p>
          </table:table-cell>
          <table:table-cell table:style-name="ce30" office:value-type="float" office:value="3.3" calcext:value-type="float">
            <text:p><text:s text:c="3"/>3.30</text:p>
          </table:table-cell>
          <table:table-cell table:style-name="ce19" office:value-type="float" office:value="25156" calcext:value-type="float">
            <text:p><text:s text:c="3"/>25,156</text:p>
          </table:table-cell>
          <table:table-cell table:style-name="ce30" office:value-type="float" office:value="4.72" calcext:value-type="float">
            <text:p><text:s text:c="3"/>4.72</text:p>
          </table:table-cell>
          <table:table-cell table:style-name="ce19" office:value-type="float" office:value="48889" calcext:value-type="float">
            <text:p><text:s text:c="3"/>48,889</text:p>
          </table:table-cell>
          <table:table-cell table:style-name="ce30" office:value-type="float" office:value="9.17" calcext:value-type="float">
            <text:p><text:s text:c="3"/>9.17</text:p>
          </table:table-cell>
          <table:table-cell table:style-name="ce19" office:value-type="float" office:value="55152" calcext:value-type="float">
            <text:p><text:s text:c="3"/>55,152</text:p>
          </table:table-cell>
          <table:table-cell table:style-name="ce30" office:value-type="float" office:value="10.35" calcext:value-type="float">
            <text:p><text:s text:c="3"/>10.35</text:p>
          </table:table-cell>
          <table:table-cell table:style-name="ce40" office:value-type="float" office:value="38343" calcext:value-type="float">
            <text:p><text:s text:c="3"/>38,343</text:p>
          </table:table-cell>
          <table:table-cell table:style-name="ce30" office:value-type="float" office:value="7.19" calcext:value-type="float">
            <text:p><text:s text:c="3"/>7.19</text:p>
          </table:table-cell>
          <table:table-cell table:style-name="ce45" office:value-type="float" office:value="431721" calcext:value-type="float">
            <text:p><text:s text:c="3"/>431,721</text:p>
          </table:table-cell>
          <table:table-cell table:style-name="ce30" office:value-type="float" office:value="80.98" calcext:value-type="float">
            <text:p><text:s text:c="3"/>80.98</text:p>
          </table:table-cell>
          <table:table-cell table:style-name="ce40" office:value-type="float" office:value="85875" calcext:value-type="float">
            <text:p><text:s text:c="3"/>85,875</text:p>
          </table:table-cell>
          <table:table-cell table:style-name="ce55" office:value-type="float" office:value="16.11" calcext:value-type="float">
            <text:p><text:s text:c="3"/>16.11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57569" calcext:value-type="float">
            <text:p><text:s text:c="3"/>857,569</text:p>
          </table:table-cell>
          <table:table-cell table:style-name="ce19" office:value-type="float" office:value="28248" calcext:value-type="float">
            <text:p><text:s text:c="3"/>28,248</text:p>
          </table:table-cell>
          <table:table-cell table:style-name="ce30" office:value-type="float" office:value="3.29" calcext:value-type="float">
            <text:p><text:s text:c="3"/>3.29</text:p>
          </table:table-cell>
          <table:table-cell table:style-name="ce19" office:value-type="float" office:value="41104" calcext:value-type="float">
            <text:p><text:s text:c="3"/>41,104</text:p>
          </table:table-cell>
          <table:table-cell table:style-name="ce30" office:value-type="float" office:value="4.79" calcext:value-type="float">
            <text:p><text:s text:c="3"/>4.79</text:p>
          </table:table-cell>
          <table:table-cell table:style-name="ce19" office:value-type="float" office:value="80847" calcext:value-type="float">
            <text:p><text:s text:c="3"/>80,847</text:p>
          </table:table-cell>
          <table:table-cell table:style-name="ce30" office:value-type="float" office:value="9.43" calcext:value-type="float">
            <text:p><text:s text:c="3"/>9.43</text:p>
          </table:table-cell>
          <table:table-cell table:style-name="ce19" office:value-type="float" office:value="91483" calcext:value-type="float">
            <text:p><text:s text:c="3"/>91,483</text:p>
          </table:table-cell>
          <table:table-cell table:style-name="ce30" office:value-type="float" office:value="10.67" calcext:value-type="float">
            <text:p><text:s text:c="3"/>10.67</text:p>
          </table:table-cell>
          <table:table-cell table:style-name="ce40" office:value-type="float" office:value="66477" calcext:value-type="float">
            <text:p><text:s text:c="3"/>66,477</text:p>
          </table:table-cell>
          <table:table-cell table:style-name="ce30" office:value-type="float" office:value="7.75" calcext:value-type="float">
            <text:p><text:s text:c="3"/>7.75</text:p>
          </table:table-cell>
          <table:table-cell table:style-name="ce45" office:value-type="float" office:value="685610" calcext:value-type="float">
            <text:p><text:s text:c="3"/>685,610</text:p>
          </table:table-cell>
          <table:table-cell table:style-name="ce30" office:value-type="float" office:value="79.95" calcext:value-type="float">
            <text:p><text:s text:c="3"/>79.95</text:p>
          </table:table-cell>
          <table:table-cell table:style-name="ce40" office:value-type="float" office:value="112974" calcext:value-type="float">
            <text:p><text:s text:c="3"/>112,974</text:p>
          </table:table-cell>
          <table:table-cell table:style-name="ce55" office:value-type="float" office:value="13.17" calcext:value-type="float">
            <text:p><text:s text:c="3"/>13.1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6047" calcext:value-type="float">
            <text:p><text:s text:c="3"/>226,047</text:p>
          </table:table-cell>
          <table:table-cell table:style-name="ce19" office:value-type="float" office:value="8750" calcext:value-type="float">
            <text:p><text:s text:c="3"/>8,750</text:p>
          </table:table-cell>
          <table:table-cell table:style-name="ce30" office:value-type="float" office:value="3.87" calcext:value-type="float">
            <text:p><text:s text:c="3"/>3.87</text:p>
          </table:table-cell>
          <table:table-cell table:style-name="ce19" office:value-type="float" office:value="12590" calcext:value-type="float">
            <text:p><text:s text:c="3"/>12,590</text:p>
          </table:table-cell>
          <table:table-cell table:style-name="ce30" office:value-type="float" office:value="5.57" calcext:value-type="float">
            <text:p><text:s text:c="3"/>5.57</text:p>
          </table:table-cell>
          <table:table-cell table:style-name="ce19" office:value-type="float" office:value="23635" calcext:value-type="float">
            <text:p><text:s text:c="3"/>23,635</text:p>
          </table:table-cell>
          <table:table-cell table:style-name="ce30" office:value-type="float" office:value="10.46" calcext:value-type="float">
            <text:p><text:s text:c="3"/>10.46</text:p>
          </table:table-cell>
          <table:table-cell table:style-name="ce19" office:value-type="float" office:value="26460" calcext:value-type="float">
            <text:p><text:s text:c="3"/>26,460</text:p>
          </table:table-cell>
          <table:table-cell table:style-name="ce30" office:value-type="float" office:value="11.71" calcext:value-type="float">
            <text:p><text:s text:c="3"/>11.71</text:p>
          </table:table-cell>
          <table:table-cell table:style-name="ce40" office:value-type="float" office:value="17500" calcext:value-type="float">
            <text:p><text:s text:c="3"/>17,500</text:p>
          </table:table-cell>
          <table:table-cell table:style-name="ce30" office:value-type="float" office:value="7.74" calcext:value-type="float">
            <text:p><text:s text:c="3"/>7.74</text:p>
          </table:table-cell>
          <table:table-cell table:style-name="ce45" office:value-type="float" office:value="178690" calcext:value-type="float">
            <text:p><text:s text:c="3"/>178,690</text:p>
          </table:table-cell>
          <table:table-cell table:style-name="ce30" office:value-type="float" office:value="79.05" calcext:value-type="float">
            <text:p><text:s text:c="3"/>79.05</text:p>
          </table:table-cell>
          <table:table-cell table:style-name="ce40" office:value-type="float" office:value="30606" calcext:value-type="float">
            <text:p><text:s text:c="3"/>30,606</text:p>
          </table:table-cell>
          <table:table-cell table:style-name="ce55" office:value-type="float" office:value="13.54" calcext:value-type="float">
            <text:p><text:s text:c="3"/>13.5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4991" calcext:value-type="float">
            <text:p><text:s text:c="3"/>334,991</text:p>
          </table:table-cell>
          <table:table-cell table:style-name="ce19" office:value-type="float" office:value="12826" calcext:value-type="float">
            <text:p><text:s text:c="3"/>12,826</text:p>
          </table:table-cell>
          <table:table-cell table:style-name="ce30" office:value-type="float" office:value="3.83" calcext:value-type="float">
            <text:p><text:s text:c="3"/>3.83</text:p>
          </table:table-cell>
          <table:table-cell table:style-name="ce19" office:value-type="float" office:value="18326" calcext:value-type="float">
            <text:p><text:s text:c="3"/>18,326</text:p>
          </table:table-cell>
          <table:table-cell table:style-name="ce30" office:value-type="float" office:value="5.47" calcext:value-type="float">
            <text:p><text:s text:c="3"/>5.47</text:p>
          </table:table-cell>
          <table:table-cell table:style-name="ce19" office:value-type="float" office:value="34137" calcext:value-type="float">
            <text:p><text:s text:c="3"/>34,137</text:p>
          </table:table-cell>
          <table:table-cell table:style-name="ce30" office:value-type="float" office:value="10.19" calcext:value-type="float">
            <text:p><text:s text:c="3"/>10.19</text:p>
          </table:table-cell>
          <table:table-cell table:style-name="ce19" office:value-type="float" office:value="38242" calcext:value-type="float">
            <text:p><text:s text:c="3"/>38,242</text:p>
          </table:table-cell>
          <table:table-cell table:style-name="ce30" office:value-type="float" office:value="11.42" calcext:value-type="float">
            <text:p><text:s text:c="3"/>11.42</text:p>
          </table:table-cell>
          <table:table-cell table:style-name="ce40" office:value-type="float" office:value="26125" calcext:value-type="float">
            <text:p><text:s text:c="3"/>26,125</text:p>
          </table:table-cell>
          <table:table-cell table:style-name="ce30" office:value-type="float" office:value="7.8" calcext:value-type="float">
            <text:p><text:s text:c="3"/>7.80</text:p>
          </table:table-cell>
          <table:table-cell table:style-name="ce45" office:value-type="float" office:value="264985" calcext:value-type="float">
            <text:p><text:s text:c="3"/>264,985</text:p>
          </table:table-cell>
          <table:table-cell table:style-name="ce30" office:value-type="float" office:value="79.1" calcext:value-type="float">
            <text:p><text:s text:c="3"/>79.10</text:p>
          </table:table-cell>
          <table:table-cell table:style-name="ce40" office:value-type="float" office:value="43544" calcext:value-type="float">
            <text:p><text:s text:c="3"/>43,544</text:p>
          </table:table-cell>
          <table:table-cell table:style-name="ce55" office:value-type="float" office:value="13" calcext:value-type="float">
            <text:p><text:s text:c="3"/>13.0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8919" calcext:value-type="float">
            <text:p><text:s text:c="3"/>98,919</text:p>
          </table:table-cell>
          <table:table-cell table:style-name="ce19" office:value-type="float" office:value="3841" calcext:value-type="float">
            <text:p><text:s text:c="3"/>3,841</text:p>
          </table:table-cell>
          <table:table-cell table:style-name="ce30" office:value-type="float" office:value="3.88" calcext:value-type="float">
            <text:p><text:s text:c="3"/>3.88</text:p>
          </table:table-cell>
          <table:table-cell table:style-name="ce19" office:value-type="float" office:value="5212" calcext:value-type="float">
            <text:p><text:s text:c="3"/>5,212</text:p>
          </table:table-cell>
          <table:table-cell table:style-name="ce30" office:value-type="float" office:value="5.27" calcext:value-type="float">
            <text:p><text:s text:c="3"/>5.27</text:p>
          </table:table-cell>
          <table:table-cell table:style-name="ce19" office:value-type="float" office:value="9311" calcext:value-type="float">
            <text:p><text:s text:c="3"/>9,311</text:p>
          </table:table-cell>
          <table:table-cell table:style-name="ce30" office:value-type="float" office:value="9.41" calcext:value-type="float">
            <text:p><text:s text:c="3"/>9.41</text:p>
          </table:table-cell>
          <table:table-cell table:style-name="ce19" office:value-type="float" office:value="10413" calcext:value-type="float">
            <text:p><text:s text:c="3"/>10,413</text:p>
          </table:table-cell>
          <table:table-cell table:style-name="ce30" office:value-type="float" office:value="10.53" calcext:value-type="float">
            <text:p><text:s text:c="3"/>10.53</text:p>
          </table:table-cell>
          <table:table-cell table:style-name="ce40" office:value-type="float" office:value="6626" calcext:value-type="float">
            <text:p><text:s text:c="3"/>6,626</text:p>
          </table:table-cell>
          <table:table-cell table:style-name="ce30" office:value-type="float" office:value="6.7" calcext:value-type="float">
            <text:p><text:s text:c="3"/>6.70</text:p>
          </table:table-cell>
          <table:table-cell table:style-name="ce45" office:value-type="float" office:value="79902" calcext:value-type="float">
            <text:p><text:s text:c="3"/>79,902</text:p>
          </table:table-cell>
          <table:table-cell table:style-name="ce30" office:value-type="float" office:value="80.78" calcext:value-type="float">
            <text:p><text:s text:c="3"/>80.78</text:p>
          </table:table-cell>
          <table:table-cell table:style-name="ce40" office:value-type="float" office:value="14123" calcext:value-type="float">
            <text:p><text:s text:c="3"/>14,123</text:p>
          </table:table-cell>
          <table:table-cell table:style-name="ce55" office:value-type="float" office:value="14.28" calcext:value-type="float">
            <text:p><text:s text:c="3"/>14.28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6856" calcext:value-type="float">
            <text:p><text:s text:c="3"/>376,856</text:p>
          </table:table-cell>
          <table:table-cell table:style-name="ce19" office:value-type="float" office:value="11176" calcext:value-type="float">
            <text:p><text:s text:c="3"/>11,176</text:p>
          </table:table-cell>
          <table:table-cell table:style-name="ce30" office:value-type="float" office:value="2.97" calcext:value-type="float">
            <text:p><text:s text:c="3"/>2.97</text:p>
          </table:table-cell>
          <table:table-cell table:style-name="ce19" office:value-type="float" office:value="16910" calcext:value-type="float">
            <text:p><text:s text:c="3"/>16,910</text:p>
          </table:table-cell>
          <table:table-cell table:style-name="ce30" office:value-type="float" office:value="4.49" calcext:value-type="float">
            <text:p><text:s text:c="3"/>4.49</text:p>
          </table:table-cell>
          <table:table-cell table:style-name="ce19" office:value-type="float" office:value="33523" calcext:value-type="float">
            <text:p><text:s text:c="3"/>33,523</text:p>
          </table:table-cell>
          <table:table-cell table:style-name="ce30" office:value-type="float" office:value="8.9" calcext:value-type="float">
            <text:p><text:s text:c="3"/>8.90</text:p>
          </table:table-cell>
          <table:table-cell table:style-name="ce19" office:value-type="float" office:value="38373" calcext:value-type="float">
            <text:p><text:s text:c="3"/>38,373</text:p>
          </table:table-cell>
          <table:table-cell table:style-name="ce30" office:value-type="float" office:value="10.18" calcext:value-type="float">
            <text:p><text:s text:c="3"/>10.18</text:p>
          </table:table-cell>
          <table:table-cell table:style-name="ce40" office:value-type="float" office:value="29546" calcext:value-type="float">
            <text:p><text:s text:c="3"/>29,546</text:p>
          </table:table-cell>
          <table:table-cell table:style-name="ce30" office:value-type="float" office:value="7.84" calcext:value-type="float">
            <text:p><text:s text:c="3"/>7.84</text:p>
          </table:table-cell>
          <table:table-cell table:style-name="ce45" office:value-type="float" office:value="302894" calcext:value-type="float">
            <text:p><text:s text:c="3"/>302,894</text:p>
          </table:table-cell>
          <table:table-cell table:style-name="ce30" office:value-type="float" office:value="80.37" calcext:value-type="float">
            <text:p><text:s text:c="3"/>80.37</text:p>
          </table:table-cell>
          <table:table-cell table:style-name="ce40" office:value-type="float" office:value="43844" calcext:value-type="float">
            <text:p><text:s text:c="3"/>43,844</text:p>
          </table:table-cell>
          <table:table-cell table:style-name="ce55" office:value-type="float" office:value="11.63" calcext:value-type="float">
            <text:p><text:s text:c="3"/>11.6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5702" calcext:value-type="float">
            <text:p><text:s text:c="3"/>425,702</text:p>
          </table:table-cell>
          <table:table-cell table:style-name="ce19" office:value-type="float" office:value="25654" calcext:value-type="float">
            <text:p><text:s text:c="3"/>25,654</text:p>
          </table:table-cell>
          <table:table-cell table:style-name="ce30" office:value-type="float" office:value="6.03" calcext:value-type="float">
            <text:p><text:s text:c="3"/>6.03</text:p>
          </table:table-cell>
          <table:table-cell table:style-name="ce19" office:value-type="float" office:value="35744" calcext:value-type="float">
            <text:p><text:s text:c="3"/>35,744</text:p>
          </table:table-cell>
          <table:table-cell table:style-name="ce30" office:value-type="float" office:value="8.4" calcext:value-type="float">
            <text:p><text:s text:c="3"/>8.40</text:p>
          </table:table-cell>
          <table:table-cell table:style-name="ce19" office:value-type="float" office:value="61395" calcext:value-type="float">
            <text:p><text:s text:c="3"/>61,395</text:p>
          </table:table-cell>
          <table:table-cell table:style-name="ce30" office:value-type="float" office:value="14.42" calcext:value-type="float">
            <text:p><text:s text:c="3"/>14.42</text:p>
          </table:table-cell>
          <table:table-cell table:style-name="ce19" office:value-type="float" office:value="67706" calcext:value-type="float">
            <text:p><text:s text:c="3"/>67,706</text:p>
          </table:table-cell>
          <table:table-cell table:style-name="ce30" office:value-type="float" office:value="15.9" calcext:value-type="float">
            <text:p><text:s text:c="3"/>15.90</text:p>
          </table:table-cell>
          <table:table-cell table:style-name="ce40" office:value-type="float" office:value="35151" calcext:value-type="float">
            <text:p><text:s text:c="3"/>35,151</text:p>
          </table:table-cell>
          <table:table-cell table:style-name="ce30" office:value-type="float" office:value="8.26" calcext:value-type="float">
            <text:p><text:s text:c="3"/>8.26</text:p>
          </table:table-cell>
          <table:table-cell table:style-name="ce45" office:value-type="float" office:value="317901" calcext:value-type="float">
            <text:p><text:s text:c="3"/>317,901</text:p>
          </table:table-cell>
          <table:table-cell table:style-name="ce30" office:value-type="float" office:value="74.68" calcext:value-type="float">
            <text:p><text:s text:c="3"/>74.68</text:p>
          </table:table-cell>
          <table:table-cell table:style-name="ce40" office:value-type="float" office:value="40903" calcext:value-type="float">
            <text:p><text:s text:c="3"/>40,903</text:p>
          </table:table-cell>
          <table:table-cell table:style-name="ce55" office:value-type="float" office:value="9.61" calcext:value-type="float">
            <text:p><text:s text:c="3"/>9.6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195" calcext:value-type="float">
            <text:p><text:s text:c="3"/>271,195</text:p>
          </table:table-cell>
          <table:table-cell table:style-name="ce19" office:value-type="float" office:value="10095" calcext:value-type="float">
            <text:p><text:s text:c="3"/>10,095</text:p>
          </table:table-cell>
          <table:table-cell table:style-name="ce30" office:value-type="float" office:value="3.72" calcext:value-type="float">
            <text:p><text:s text:c="3"/>3.72</text:p>
          </table:table-cell>
          <table:table-cell table:style-name="ce19" office:value-type="float" office:value="15263" calcext:value-type="float">
            <text:p><text:s text:c="3"/>15,263</text:p>
          </table:table-cell>
          <table:table-cell table:style-name="ce30" office:value-type="float" office:value="5.63" calcext:value-type="float">
            <text:p><text:s text:c="3"/>5.63</text:p>
          </table:table-cell>
          <table:table-cell table:style-name="ce19" office:value-type="float" office:value="30931" calcext:value-type="float">
            <text:p><text:s text:c="3"/>30,931</text:p>
          </table:table-cell>
          <table:table-cell table:style-name="ce30" office:value-type="float" office:value="11.41" calcext:value-type="float">
            <text:p><text:s text:c="3"/>11.41</text:p>
          </table:table-cell>
          <table:table-cell table:style-name="ce19" office:value-type="float" office:value="35442" calcext:value-type="float">
            <text:p><text:s text:c="3"/>35,442</text:p>
          </table:table-cell>
          <table:table-cell table:style-name="ce30" office:value-type="float" office:value="13.07" calcext:value-type="float">
            <text:p><text:s text:c="3"/>13.07</text:p>
          </table:table-cell>
          <table:table-cell table:style-name="ce40" office:value-type="float" office:value="25081" calcext:value-type="float">
            <text:p><text:s text:c="3"/>25,081</text:p>
          </table:table-cell>
          <table:table-cell table:style-name="ce30" office:value-type="float" office:value="9.25" calcext:value-type="float">
            <text:p><text:s text:c="3"/>9.25</text:p>
          </table:table-cell>
          <table:table-cell table:style-name="ce45" office:value-type="float" office:value="207316" calcext:value-type="float">
            <text:p><text:s text:c="3"/>207,316</text:p>
          </table:table-cell>
          <table:table-cell table:style-name="ce30" office:value-type="float" office:value="76.45" calcext:value-type="float">
            <text:p><text:s text:c="3"/>76.45</text:p>
          </table:table-cell>
          <table:table-cell table:style-name="ce40" office:value-type="float" office:value="31359" calcext:value-type="float">
            <text:p><text:s text:c="3"/>31,359</text:p>
          </table:table-cell>
          <table:table-cell table:style-name="ce55" office:value-type="float" office:value="11.56" calcext:value-type="float">
            <text:p><text:s text:c="3"/>11.56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25703" calcext:value-type="float">
            <text:p><text:s text:c="3"/>125,703</text:p>
          </table:table-cell>
          <table:table-cell table:style-name="ce19" office:value-type="float" office:value="6150" calcext:value-type="float">
            <text:p><text:s text:c="3"/>6,150</text:p>
          </table:table-cell>
          <table:table-cell table:style-name="ce30" office:value-type="float" office:value="4.89" calcext:value-type="float">
            <text:p><text:s text:c="3"/>4.89</text:p>
          </table:table-cell>
          <table:table-cell table:style-name="ce19" office:value-type="float" office:value="7870" calcext:value-type="float">
            <text:p><text:s text:c="3"/>7,870</text:p>
          </table:table-cell>
          <table:table-cell table:style-name="ce30" office:value-type="float" office:value="6.26" calcext:value-type="float">
            <text:p><text:s text:c="3"/>6.26</text:p>
          </table:table-cell>
          <table:table-cell table:style-name="ce19" office:value-type="float" office:value="12015" calcext:value-type="float">
            <text:p><text:s text:c="3"/>12,015</text:p>
          </table:table-cell>
          <table:table-cell table:style-name="ce30" office:value-type="float" office:value="9.56" calcext:value-type="float">
            <text:p><text:s text:c="3"/>9.56</text:p>
          </table:table-cell>
          <table:table-cell table:style-name="ce19" office:value-type="float" office:value="13037" calcext:value-type="float">
            <text:p><text:s text:c="3"/>13,037</text:p>
          </table:table-cell>
          <table:table-cell table:style-name="ce30" office:value-type="float" office:value="10.37" calcext:value-type="float">
            <text:p><text:s text:c="3"/>10.37</text:p>
          </table:table-cell>
          <table:table-cell table:style-name="ce40" office:value-type="float" office:value="6938" calcext:value-type="float">
            <text:p><text:s text:c="3"/>6,938</text:p>
          </table:table-cell>
          <table:table-cell table:style-name="ce30" office:value-type="float" office:value="5.52" calcext:value-type="float">
            <text:p><text:s text:c="3"/>5.52</text:p>
          </table:table-cell>
          <table:table-cell table:style-name="ce45" office:value-type="float" office:value="102660" calcext:value-type="float">
            <text:p><text:s text:c="3"/>102,660</text:p>
          </table:table-cell>
          <table:table-cell table:style-name="ce30" office:value-type="float" office:value="81.67" calcext:value-type="float">
            <text:p><text:s text:c="3"/>81.67</text:p>
          </table:table-cell>
          <table:table-cell table:style-name="ce40" office:value-type="float" office:value="14099" calcext:value-type="float">
            <text:p><text:s text:c="3"/>14,099</text:p>
          </table:table-cell>
          <table:table-cell table:style-name="ce55" office:value-type="float" office:value="11.22" calcext:value-type="float">
            <text:p><text:s text:c="3"/>11.22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14191" calcext:value-type="float">
            <text:p><text:s text:c="3"/>114,191</text:p>
          </table:table-cell>
          <table:table-cell table:style-name="ce19" office:value-type="float" office:value="5567" calcext:value-type="float">
            <text:p><text:s text:c="3"/>5,567</text:p>
          </table:table-cell>
          <table:table-cell table:style-name="ce30" office:value-type="float" office:value="4.88" calcext:value-type="float">
            <text:p><text:s text:c="3"/>4.88</text:p>
          </table:table-cell>
          <table:table-cell table:style-name="ce19" office:value-type="float" office:value="7092" calcext:value-type="float">
            <text:p><text:s text:c="3"/>7,092</text:p>
          </table:table-cell>
          <table:table-cell table:style-name="ce30" office:value-type="float" office:value="6.21" calcext:value-type="float">
            <text:p><text:s text:c="3"/>6.21</text:p>
          </table:table-cell>
          <table:table-cell table:style-name="ce19" office:value-type="float" office:value="10785" calcext:value-type="float">
            <text:p><text:s text:c="3"/>10,785</text:p>
          </table:table-cell>
          <table:table-cell table:style-name="ce30" office:value-type="float" office:value="9.44" calcext:value-type="float">
            <text:p><text:s text:c="3"/>9.44</text:p>
          </table:table-cell>
          <table:table-cell table:style-name="ce19" office:value-type="float" office:value="11707" calcext:value-type="float">
            <text:p><text:s text:c="3"/>11,707</text:p>
          </table:table-cell>
          <table:table-cell table:style-name="ce30" office:value-type="float" office:value="10.25" calcext:value-type="float">
            <text:p><text:s text:c="3"/>10.25</text:p>
          </table:table-cell>
          <table:table-cell table:style-name="ce40" office:value-type="float" office:value="6185" calcext:value-type="float">
            <text:p><text:s text:c="3"/>6,185</text:p>
          </table:table-cell>
          <table:table-cell table:style-name="ce30" office:value-type="float" office:value="5.42" calcext:value-type="float">
            <text:p><text:s text:c="3"/>5.42</text:p>
          </table:table-cell>
          <table:table-cell table:style-name="ce45" office:value-type="float" office:value="93421" calcext:value-type="float">
            <text:p><text:s text:c="3"/>93,421</text:p>
          </table:table-cell>
          <table:table-cell table:style-name="ce30" office:value-type="float" office:value="81.81" calcext:value-type="float">
            <text:p><text:s text:c="3"/>81.81</text:p>
          </table:table-cell>
          <table:table-cell table:style-name="ce40" office:value-type="float" office:value="13031" calcext:value-type="float">
            <text:p><text:s text:c="3"/>13,031</text:p>
          </table:table-cell>
          <table:table-cell table:style-name="ce55" office:value-type="float" office:value="11.41" calcext:value-type="float">
            <text:p><text:s text:c="3"/>11.41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1512" calcext:value-type="float">
            <text:p><text:s text:c="3"/>11,512</text:p>
          </table:table-cell>
          <table:table-cell table:style-name="ce20" office:value-type="float" office:value="583" calcext:value-type="float">
            <text:p><text:s text:c="3"/>583</text:p>
          </table:table-cell>
          <table:table-cell table:style-name="ce31" office:value-type="float" office:value="5.06" calcext:value-type="float">
            <text:p><text:s text:c="3"/>5.06</text:p>
          </table:table-cell>
          <table:table-cell table:style-name="ce20" office:value-type="float" office:value="778" calcext:value-type="float">
            <text:p><text:s text:c="3"/>778</text:p>
          </table:table-cell>
          <table:table-cell table:style-name="ce31" office:value-type="float" office:value="6.76" calcext:value-type="float">
            <text:p><text:s text:c="3"/>6.76</text:p>
          </table:table-cell>
          <table:table-cell table:style-name="ce20" office:value-type="float" office:value="1230" calcext:value-type="float">
            <text:p><text:s text:c="3"/>1,230</text:p>
          </table:table-cell>
          <table:table-cell table:style-name="ce31" office:value-type="float" office:value="10.68" calcext:value-type="float">
            <text:p><text:s text:c="3"/>10.68</text:p>
          </table:table-cell>
          <table:table-cell table:style-name="ce36" office:value-type="float" office:value="1330" calcext:value-type="float">
            <text:p><text:s text:c="3"/>1,330</text:p>
          </table:table-cell>
          <table:table-cell table:style-name="ce37" office:value-type="float" office:value="11.55" calcext:value-type="float">
            <text:p><text:s text:c="3"/>11.55</text:p>
          </table:table-cell>
          <table:table-cell table:style-name="ce41" office:value-type="float" office:value="753" calcext:value-type="float">
            <text:p><text:s text:c="3"/>753</text:p>
          </table:table-cell>
          <table:table-cell table:style-name="ce31" office:value-type="float" office:value="6.54" calcext:value-type="float">
            <text:p><text:s text:c="3"/>6.54</text:p>
          </table:table-cell>
          <table:table-cell table:style-name="ce46" office:value-type="float" office:value="9239" calcext:value-type="float">
            <text:p><text:s text:c="3"/>9,239</text:p>
          </table:table-cell>
          <table:table-cell table:style-name="ce31" office:value-type="float" office:value="80.26" calcext:value-type="float">
            <text:p><text:s text:c="3"/>80.26</text:p>
          </table:table-cell>
          <table:table-cell table:style-name="ce41" office:value-type="float" office:value="1068" calcext:value-type="float">
            <text:p><text:s text:c="3"/>1,068</text:p>
          </table:table-cell>
          <table:table-cell table:style-name="ce56" office:value-type="float" office:value="9.28" calcext:value-type="float">
            <text:p><text:s text:c="3"/>9.28</text:p>
          </table:table-cell>
          <table:table-cell table:style-name="ce58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/>
          <table:table-cell table:style-name="ce48" table:number-columns-repeated="2"/>
          <table:table-cell table:style-name="ce57" office:value-type="string" calcext:value-type="string">
            <text:p>內政部戶政司 民國102年3月5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4%E7%B8%A3%E5%B8%82%E5%96%AE%E4%B8%80%E5%B9%B4%E9%BD%A1102.02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3-06T11:01:36</meta:creation-date>
    <dc:creator>user</dc:creator>
    <dc:date>2013-10-01T15:21:26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